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3f544"/>
    </style:style>
    <style:style style:name="P2" style:family="paragraph" style:parent-style-name="Text_20_body" style:list-style-name="L1"/>
    <style:style style:name="P3" style:family="paragraph" style:parent-style-name="Text_20_body" style:list-style-name="L2">
      <style:text-properties officeooo:paragraph-rsid="0023f544"/>
    </style:style>
    <style:style style:name="P4" style:family="paragraph" style:parent-style-name="Text_20_body" style:list-style-name="L1">
      <style:text-properties officeooo:rsid="0023f544" officeooo:paragraph-rsid="0037083f"/>
    </style:style>
    <style:style style:name="P5" style:family="paragraph" style:parent-style-name="Text_20_body" style:list-style-name="L2">
      <style:text-properties officeooo:rsid="0055e97b" officeooo:paragraph-rsid="0055e97b"/>
    </style:style>
    <style:style style:name="P6" style:family="paragraph" style:parent-style-name="Text_20_body" style:list-style-name="L2">
      <style:text-properties officeooo:rsid="00685ccf" officeooo:paragraph-rsid="00685ccf"/>
    </style:style>
    <style:style style:name="T1" style:family="text">
      <style:text-properties officeooo:rsid="001fe939"/>
    </style:style>
    <style:style style:name="T2" style:family="text">
      <style:text-properties officeooo:rsid="00257e0f"/>
    </style:style>
    <style:style style:name="T3" style:family="text">
      <style:text-properties officeooo:rsid="0027079f"/>
    </style:style>
    <style:style style:name="T4" style:family="text">
      <style:text-properties officeooo:rsid="0028627e"/>
    </style:style>
    <style:style style:name="T5" style:family="text">
      <style:text-properties officeooo:rsid="0029a3da"/>
    </style:style>
    <style:style style:name="T6" style:family="text">
      <style:text-properties officeooo:rsid="0037083f"/>
    </style:style>
    <style:style style:name="T7" style:family="text">
      <style:text-properties officeooo:rsid="00380a1e"/>
    </style:style>
    <style:style style:name="T8" style:family="text">
      <style:text-properties officeooo:rsid="0039a372"/>
    </style:style>
    <style:style style:name="T9" style:family="text">
      <style:text-properties officeooo:rsid="004f0046"/>
    </style:style>
    <style:style style:name="T10" style:family="text">
      <style:text-properties officeooo:rsid="0057308b"/>
    </style:style>
    <style:style style:name="T11" style:family="text">
      <style:text-properties officeooo:rsid="005c77b7"/>
    </style:style>
    <style:style style:name="T12" style:family="text">
      <style:text-properties officeooo:rsid="005d796b"/>
    </style:style>
    <style:style style:name="T13" style:family="text">
      <style:text-properties officeooo:rsid="006104df"/>
    </style:style>
    <style:style style:name="T14" style:family="text">
      <style:text-properties officeooo:rsid="0066fc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3:1-28</text:h>
      <text:h text:style-name="Heading_20_2" text:outline-level="2"><text:bookmark text:name="en-GNT-26966"/>Jesus Warns against the Teachers of the Law and the Pharisees <text:span text:style-name="T1">(1-12)</text:span></text:h>
      <text:list xml:id="list932804539" text:style-name="L1">
        <text:list-item>
          <text:p text:style-name="P2">Then Jesus spoke to the crowds and to his disciples. “The teachers of the Law and the Pharisees are the authorized interpreters of Moses' Law. So you must obey and follow everything they tell you to do; do not, however, imitate their actions, because they don't practice what they preach. They tie onto people's backs loads that are heavy and hard to carry, yet they aren't willing even to lift a finger to help them carry those loads. They do everything so that people will see them. Look at the straps with scripture verses on them which they wear on their foreheads and arms, and notice how large they are! Notice also how long are the tassels on their cloaks! They love the best places at feasts and the reserved seats in the synagogues; they love to be greeted with respect in the marketplaces and to have people call them ‘Teacher.’ You must not be called ‘Teacher,’ because you are all equal and have only one Teacher. And you must not call anyone here on earth ‘Father,’ because you have only the one Father in heaven. <text:bookmark text:name="en-GNT-26975"/>Nor should you be called ‘Leader,’ because your one and only leader is the Messiah. <text:bookmark text:name="en-GNT-26976"/>The greatest one among you must be your servant. <text:bookmark text:name="en-GNT-26977"/>Whoever makes himself great will be humbled, and whoever humbles himself will be made great.</text:p>
        </text:list-item>
        <text:list-item>
          <text:p text:style-name="P4">The teachers of the law and the pharisees were authorised interpreters of the law of Moses, what they preached was right but they acted the opposite; <text:span text:style-name="T2">hence, they were to be listened to but not follow their actions. </text:span><text:span text:style-name="T3">They would enforce heavy burdens on the people yet they themselves were not willing to carry the burdens or help in carrying the burdens. </text:span><text:span text:style-name="T4">They love status, honour, respect, recognition, feasts and lovish clothing. </text:span><text:span text:style-name="T5">In short, they didn’t walk the talk. </text:span></text:p>
        </text:list-item>
        <text:list-item>
          <text:p text:style-name="P4"><text:span text:style-name="T6">Do our modern day preachers or teachers do the same? Yes and no, some do and some don’t. </text:span><text:span text:style-name="T7">If we happen to become a teacher or preacher, we now know the path to follow the path to avoid. </text:span><text:span text:style-name="T8">We should not aim to be called father for we have one fahter in heaven, we should not aim to be called teacher for we have a teacher in heaven and we should not thrive to be called leader for the Messiah is our leader. </text:span><text:span text:style-name="T9">Rather we should remember that we’re all equal, we should humble ourselves and the Lord will make us great but if we make ourselves great we’ll be humbled.</text:span></text:p>
        </text:list-item>
      </text:list>
      <text:h text:style-name="P1" text:outline-level="2"><text:bookmark text:name="en-GNT-26978"/>Jesus Condemns Their Hypocrisy <text:span text:style-name="T1">(13-28)</text:span></text:h>
      <text:list xml:id="list364297618" text:style-name="L2">
        <text:list-item>
          <text:list>
            <text:list-item>
              <text:p text:style-name="P3">“How terrible for you, teachers of the Law and Pharisees! You hypocrites! You lock the door to the Kingdom of heaven in people's faces, but you yourselves don't go in, nor do you allow in those who are trying to enter! “How terrible for you, teachers of the Law and Pharisees! You hypocrites! You sail the seas and cross whole countries to win one convert; and when you succeed, you make him twice as deserving of going to hell as you yourselves are!<text:bookmark text:name="en-GNT-26981"/> “How terrible for you, blind guides! You teach, ‘If someone swears by the Temple, he isn't bound by his vow; but if he swears by the gold in the Temple, he is bound.’ <text:bookmark text:name="en-GNT-26982"/>Blind fools! Which is more important, the gold or the Temple which makes the gold holy? <text:bookmark text:name="en-GNT-26983"/>You also teach, ‘If someone swears by the altar, he isn't bound by his vow; but if he swears by the gift on the <text:soft-page-break/>altar, he is bound.’ <text:bookmark text:name="en-GNT-26984"/>How blind you are! Which is the more important, the gift or the altar which makes the gift holy? <text:bookmark text:name="en-GNT-26985"/>So then, when a person swears by the altar, he is swearing by it and by all the gifts on it; <text:bookmark text:name="en-GNT-26986"/>and when he swears by the Temple, he is swearing by it and by God, who lives there; <text:bookmark text:name="en-GNT-26987"/>and when someone swears by heaven, he is swearing by God's throne and by him who sits on it.<text:bookmark text:name="en-GNT-26988"/> “How terrible for you, teachers of the Law and Pharisees! You hypocrites! You give to God one tenth even of the seasoning herbs, such as mint, dill, and cumin, but you neglect to obey the really important teachings of the Law, such as justice and mercy and honesty. These you should practice, without neglecting the others. <text:bookmark text:name="en-GNT-26989"/>Blind guides! You strain a fly out of your drink, but swallow a camel!<text:bookmark text:name="en-GNT-26990"/> “How terrible for you, teachers of the Law and Pharisees! You hypocrites! You clean the outside of your cup and plate, while the inside is full of what you have gotten by violence and selfishness. <text:bookmark text:name="en-GNT-26991"/>Blind Pharisee! Clean what is inside the cup first, and then the outside will be clean too!<text:bookmark text:name="en-GNT-26992"/> “How terrible for you, teachers of the Law and Pharisees! You hypocrites! You are like whitewashed tombs, which look fine on the outside but are full of bones and decaying corpses on the inside. <text:bookmark text:name="en-GNT-26993"/>In the same way, on the outside you appear good to everybody, but inside you are full of hypocrisy and sins.</text:p>
            </text:list-item>
            <text:list-item>
              <text:p text:style-name="P5">We learn from the pharisees and teachers about to be vigilant of our leaders, such leaders can lead us astray. <text:span text:style-name="T10">They will shut the doors of heaven in our faces and theirs as well. </text:span><text:span text:style-name="T11">Some lessons I got from their actions are: as much as we can tithe we need to obey what the Lord commands i.e practice justice, honesty, mercy, love and others; </text:span><text:span text:style-name="T12">we need to clean on inside and out not just the outside (facade), </text:span><text:span text:style-name="T13">we should honour the alter and the house of the Lord not only the gold in it and the sacrifice on it. </text:span><text:span text:style-name="T14">The ways of the pharisees are evil, hence they should be avoided, we should rather do the opposite of what they do.</text:span></text:p>
            </text:list-item>
            <text:list-item>
              <text:p text:style-name="P6">This passage didn’t really need much deliberation and interpretation, it was as clear as day.</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07:08:17.682416354</meta:creation-date>
    <dc:date>2022-02-10T07:58:13.233408843</dc:date>
    <meta:editing-duration>PT39M31S</meta:editing-duration>
    <meta:editing-cycles>27</meta:editing-cycles>
    <meta:generator>LibreOffice/6.4.7.2$Linux_X86_64 LibreOffice_project/40$Build-2</meta:generator>
    <meta:document-statistic meta:table-count="0" meta:image-count="0" meta:object-count="0" meta:page-count="2" meta:paragraph-count="9" meta:word-count="990" meta:character-count="5313" meta:non-whitespace-character-count="4337"/>
  </office:meta>
</office:document-meta>
</file>